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cm" svg:height="1.7cm" svg:x="4.25cm" svg:y="2.4cm">
          <text:p text:style-name="P1"><text:span text:style-name="T1">num &gt; 1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2" draw:layer="layout" svg:x1="5.85cm" svg:y1="1.1cm" svg:x2="5.85cm" svg:y2="2.4cm">
          <text:p/>
        </draw:line>
        <draw:custom-shape draw:style-name="gr1" draw:text-style-name="P1" xml:id="id2" draw:id="id2" draw:layer="layout" svg:width="2.8cm" svg:height="1.2cm" svg:x="1.2cm" svg:y="4.3cm">
          <text:p text:style-name="P1"><text:span text:style-name="T1">print 'greater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2cm" svg:height="1.2cm" svg:x="7.5cm" svg:y="4.3cm">
          <text:p text:style-name="P1"><text:span text:style-name="T1">print 'not greater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2.8cm" svg:height="1.2cm" svg:x="4.5cm" svg:y="7.4cm">
          <text:p text:style-name="P1"><text:span text:style-name="T1">print 'done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4.25cm" svg:y1="3.25cm" svg:x2="2.6cm" svg:y2="4.3cm" draw:start-shape="id1" draw:start-glue-point="5" draw:end-shape="id2" svg:d="m4250 3250h-1650v1050" svg:viewBox="0 0 1651 1051">
          <text:p/>
        </draw:connector>
        <draw:connector draw:style-name="gr2" draw:text-style-name="P2" draw:layer="layout" svg:x1="7.45cm" svg:y1="3.25cm" svg:x2="9.1cm" svg:y2="4.3cm" draw:start-shape="id1" draw:start-glue-point="7" draw:end-shape="id3" draw:end-glue-point="4" svg:d="m7450 3250h1650v1050" svg:viewBox="0 0 1651 1051">
          <text:p/>
        </draw:connector>
        <draw:connector draw:style-name="gr2" draw:text-style-name="P2" draw:layer="layout" draw:line-skew="-0.201cm" svg:x1="2.6cm" svg:y1="5.5cm" svg:x2="5.9cm" svg:y2="7.4cm" draw:start-shape="id2" draw:start-glue-point="6" draw:end-shape="id4" draw:end-glue-point="4" svg:d="m2600 5500v750h3300v1150" svg:viewBox="0 0 3301 1901">
          <text:p/>
        </draw:connector>
        <draw:connector draw:style-name="gr2" draw:text-style-name="P2" draw:layer="layout" draw:line-skew="-0.463cm" svg:x1="9.1cm" svg:y1="5.5cm" svg:x2="5.9cm" svg:y2="7.4cm" draw:start-shape="id3" draw:start-glue-point="6" svg:d="m9100 5500v750h-3200v1150" svg:viewBox="0 0 320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9:07:59</dc:date>
    <meta:editing-duration>P0D</meta:editing-duration>
    <meta:editing-cycles>2</meta:editing-cycles>
    <meta:generator>LibreOffice/4.0.4.2$MacOSX_x86 LibreOffice_project/9e9821abd0ffdbc09cd8c52eaa574fa09eb08f2</meta:generator>
    <meta:document-statistic meta:object-count="9"/>
  </office:meta>
</office:document-meta>
</file>